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paragraph-properties fo:margin-left="2.933cm" fo:margin-right="0cm" fo:text-indent="-1.61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vertical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242cm" svg:y="20.163cm" svg:width="9.751cm" style:rel-width="55%" svg:height="3.706cm" style:rel-height="scale" draw:z-index="0">
        <draw:image xlink:href="http://www.philohome.com/wallfollower/wall.gif" xlink:type="simple" xlink:show="embed" xlink:actuate="onLoad"/>
      </draw:frame>
      <text:p text:style-name="P1">EMOR (Mobile Robots), 12L edition, exercise 2</text:p>
      <text:p text:style-name="P1"/>
      <text:p text:style-name="P2">1. Launch ROS-based simulation of Elektron robot using <text:span text:style-name="T3">Stage</text:span> simulator:</text:p>
      <text:p text:style-name="P10"><text:tab/>roslaunch emor_configs cave_simple.launch</text:p>
      <text:p text:style-name="P2">Implement wall following robot controller using example code in </text:p>
      <text:p text:style-name="P3"><text:tab/><text:span text:style-name="T1">~/</text:span><text:span text:style-name="T2">ros_workspace/elektron_emor/emor_project/src/wall_node.cpp</text:span></text:p>
      <text:p text:style-name="P3">You can compile the program with </text:p>
      <text:p text:style-name="P3"><text:tab/><text:span text:style-name="T1">rosmake emor_project</text:span></text:p>
      <text:p text:style-name="P3">and test it with </text:p>
      <text:p text:style-name="P3"><text:span text:style-name="T4"><text:tab/></text:span><text:span text:style-name="T5">rosrun emor_project wall</text:span></text:p>
      <text:p text:style-name="P3"/>
      <text:p text:style-name="P3">The wall following controller should:</text:p>
      <text:list xml:id="list1909787501" text:style-name="L1">
        <text:list-item>
          <text:p text:style-name="P11">avoid collisions with objects,</text:p>
        </text:list-item>
        <text:list-item>
          <text:p text:style-name="P11">try to keep constant distance to wall,</text:p>
        </text:list-item>
        <text:list-item>
          <text:p text:style-name="P11">move the robot along smooth trajectory, avoiding step changes of velocity.</text:p>
        </text:list-item>
      </text:list>
      <text:p text:style-name="P3"/>
      <text:p text:style-name="P3">For linear and angular velocity visualization, run</text:p>
      <text:p text:style-name="P4"><text:tab/> rosrun rqt_gui rqt_gui</text:p>
      <text:p text:style-name="P5"/>
      <text:p text:style-name="P6">2. When your program meets all the requirements, you can try to run it on the real Elektron robot. To do that, open a new console, change ROS Master environmental variable to</text:p>
      <text:p text:style-name="P10"><text:tab/>ROS_MASTER_URI=http://elektron2:11311</text:p>
      <text:p text:style-name="P2">and start your controller program that will now run as a node of remote ROS system on Elektron robot</text:p>
      <text:p text:style-name="P3"><text:span text:style-name="T4"><text:tab/></text:span><text:span text:style-name="T5">rosrun emor_project wall base_scan:=scan_raw</text:span></text:p>
      <text:p text:style-name="P5"/>
      <text:p text:style-name="P6">3. If your program is able to drive the robot along the given path, run it again and record data from laser and coordinate frame transformation topics:</text:p>
      <text:p text:style-name="P5"><text:tab/>rosbag record -O mydata /base_scan /tf </text:p>
      <text:p text:style-name="P6">Later you can use recorded data from laser scans and odometry to build a map.</text:p>
      <text:p text:style-name="P6"/>
      <text:p text:style-name="P6">4. To build a map from recorded data, first bring up the master</text:p>
      <text:p text:style-name="P5"><text:tab/>roscore</text:p>
      <text:p text:style-name="P6">then start SLAM application, which will take in laser scans (in this case, on the base_scan topic) and produce a map</text:p>
      <text:p text:style-name="P6"><text:tab/><text:span text:style-name="T1">rosrun gmapping slam_gmapping scan:=base_scan</text:span></text:p>
      <text:p text:style-name="P6">and start the playback of recorded data</text:p>
      <text:p text:style-name="P5"><text:tab/>rosbag play mydata.bag</text:p>
      <text:p text:style-name="P6">You can watch the progress of the mapping process in <text:span text:style-name="T3">rviz</text:span>, from <text:span text:style-name="T3">/map </text:span>topic</text:p>
      <text:p text:style-name="P5"><text:tab/>rosrun rviz rviz</text:p>
      <text:p text:style-name="P6">Wait for rosbag to finish and exit. Then save your new map to disk</text:p>
      <text:p text:style-name="P5"><text:tab/>rosrun map_server map_saver</text:p>
      <text:p text:style-name="P2">Resulting map is saved locally as map.pgm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To be evaluated:</text:p>
      <text:p text:style-name="P9"><text:tab/>Wall following (2)<text:tab/>0..3pts</text:p>
      <text:p text:style-name="P9"><text:tab/>Collision avoidance (3)<text:tab/>0..3pts</text:p>
      <text:p text:style-name="P9">Exercises are performed in groups of two.<text:tab/>Smooth velocity plots (4)<text:tab/>0..3pts</text:p>
      <text:p text:style-name="P9">Max mark: 15pts<text:tab/>Tests on real robot (4)<text:tab/>0..3pts</text:p>
      <text:p text:style-name="P9"><text:tab/>Comments in code<text:tab/>-3..0pts</text:p>
      <text:p text:style-name="P7">https://robotyka.ia.pw.edu.pl/twiki/bin/view/Courses/EMOR12L<text:tab/>Code readability<text:tab/>-3..0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61cm" fo:margin-bottom="0.70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ek </meta:initial-creator>
    <meta:creation-date>2012-04-07T21:14:47</meta:creation-date>
    <dc:date>2013-05-27T14:25:53</dc:date>
    <dc:creator>Michal Walecki</dc:creator>
    <meta:editing-duration>PT21H27S</meta:editing-duration>
    <meta:editing-cycles>21</meta:editing-cycles>
    <meta:generator>LibreOffice/3.5$Linux_X86_64 LibreOffice_project/350m1$Build-2</meta:generator>
    <meta:printed-by>Michal Walecki</meta:printed-by>
    <meta:print-date>2013-05-27T09:22:16</meta:print-date>
    <meta:document-statistic meta:table-count="0" meta:image-count="1" meta:object-count="0" meta:page-count="1" meta:paragraph-count="40" meta:word-count="319" meta:character-count="2092" meta:non-whitespace-character-count="1794"/>
  </office:meta>
</office:document-meta>
</file>